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3.3585" calcext:value-type="float">
            <text:p>3.3585</text:p>
          </table:table-cell>
          <table:table-cell table:formula="of:=AVERAGE([.B15:.B16])" office:value-type="float" office:value="1.094" calcext:value-type="float">
            <text:p>1.094</text:p>
          </table:table-cell>
          <table:table-cell table:formula="of:=AVERAGE([.C4:.C5])" office:value-type="float" office:value="0.905" calcext:value-type="float">
            <text:p>0.905</text:p>
          </table:table-cell>
          <table:table-cell table:formula="of:=AVERAGE([.C15:.C16])"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136.0735" calcext:value-type="float">
            <text:p>136.0735</text:p>
          </table:table-cell>
          <table:table-cell table:formula="of:=AVERAGE([.B17:.B18])" office:value-type="float" office:value="5.9465" calcext:value-type="float">
            <text:p>5.9465</text:p>
          </table:table-cell>
          <table:table-cell table:formula="of:=AVERAGE([.C6:.C7])" office:value-type="float" office:value="28.255" calcext:value-type="float">
            <text:p>28.255</text:p>
          </table:table-cell>
          <table:table-cell table:formula="of:=AVERAGE([.C17:.C18])" office:value-type="float" office:value="0.635" calcext:value-type="float">
            <text:p>0.635</text:p>
          </table:table-cell>
          <table:table-cell table:formula="of:=[.K4]/[.K3]" office:value-type="float" office:value="1.92424242424242" calcext:value-type="float">
            <text:p>1.9242424242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65.235" calcext:value-type="float">
            <text:p>65.235</text:p>
          </table:table-cell>
          <table:table-cell office:value-type="string" calcext:value-type="string">
            <text:p>eclipse error</text:p>
          </table:table-cell>
          <table:table-cell table:formula="of:=AVERAGE([.C19:.C20])" office:value-type="float" office:value="2.315" calcext:value-type="float">
            <text:p>2.315</text:p>
          </table:table-cell>
          <table:table-cell table:formula="of:=[.K5]/[.K4]" office:value-type="float" office:value="3.64566929133858" calcext:value-type="float">
            <text:p>3.6456692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8.91" calcext:value-type="float">
            <text:p>28.9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gt;10min</text:p>
          </table:table-cell>
          <table:table-cell/>
          <table:table-cell table:formula="of:=AVERAGE([.C21:.C22])" office:value-type="float" office:value="13.53" calcext:value-type="float">
            <text:p>13.53</text:p>
          </table:table-cell>
          <table:table-cell table:formula="of:=[.K6]/[.K5]" office:value-type="float" office:value="5.84449244060475" calcext:value-type="float">
            <text:p>5.8444924406</text:p>
          </table:table-cell>
        </table:table-row>
        <table:table-row table:style-name="ro1">
          <table:table-cell/>
          <table:table-cell office:value-type="float" office:value="136.457" calcext:value-type="float">
            <text:p>136.457</text:p>
          </table:table-cell>
          <table:table-cell office:value-type="float" office:value="27.6" calcext:value-type="float">
            <text:p>27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C23:.C24])" office:value-type="float" office:value="99.485" calcext:value-type="float">
            <text:p>99.485</text:p>
          </table:table-cell>
          <table:table-cell table:formula="of:=[.K7]/[.K6]" office:value-type="float" office:value="7.35291943828529" calcext:value-type="float">
            <text:p>7.3529194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erro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eclipse error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1" office:value-type="string" calcext:value-type="string">
            <text:p>bit length</text:p>
          </table:table-cell>
          <table:table-cell table:style-name="ce1" office:value-type="string" calcext:value-type="string">
            <text:p>jMoped(s)</text:p>
          </table:table-cell>
          <table:table-cell table:style-name="ce1" office:value-type="string" calcext:value-type="string">
            <text:p>jMoped optimized(s)</text:p>
          </table:table-cell>
          <table:table-cell table:style-name="ce1" office:value-type="string" calcext:value-type="string">
            <text:p>Multiplie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2" office:value-type="float" office:value="0.905" calcext:value-type="float">
            <text:p>0.9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.091" calcext:value-type="float">
            <text:p>1.09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2" office:value-type="float" office:value="28.255" calcext:value-type="float">
            <text:p>28.26</text:p>
          </table:table-cell>
          <table:table-cell table:style-name="ce2" office:value-type="float" office:value="0.635" calcext:value-type="float">
            <text:p>0.64</text:p>
          </table:table-cell>
          <table:table-cell table:style-name="ce2" office:value-type="float" office:value="1.9242424242424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5" calcext:value-type="float">
            <text:p>6.42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JVM terminates</text:p>
          </table:table-cell>
          <table:table-cell table:style-name="ce2" office:value-type="float" office:value="2.315" calcext:value-type="float">
            <text:p>2.32</text:p>
          </table:table-cell>
          <table:table-cell table:style-name="ce2" office:value-type="float" office:value="3.64566929133858" calcext:value-type="float">
            <text:p>3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468" calcext:value-type="float">
            <text:p>5.468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3.53" calcext:value-type="float">
            <text:p>13.53</text:p>
          </table:table-cell>
          <table:table-cell table:style-name="ce2" office:value-type="float" office:value="5.84449244060475" calcext:value-type="float">
            <text:p>5.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191" calcext:value-type="float">
            <text:p>64.19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99.485" calcext:value-type="float">
            <text:p>99.49</text:p>
          </table:table-cell>
          <table:table-cell table:style-name="ce2" office:value-type="float" office:value="7.35291943828529" calcext:value-type="float">
            <text:p>7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279" calcext:value-type="float">
            <text:p>66.279</text:p>
          </table:table-cell>
          <table:table-cell office:value-type="float" office:value="2.23" calcext:value-type="float">
            <text:p>2.23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JVM terminates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10min</text:p>
          </table:table-cell>
          <table:table-cell office:value-type="float" office:value="13.77" calcext:value-type="float">
            <text:p>13.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29" calcext:value-type="float">
            <text:p>13.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2.2" calcext:value-type="float">
            <text:p>102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6.77" calcext:value-type="float">
            <text:p>96.7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clipse erro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0:59:58.9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1:05:15.496000000</dc:date>
    <meta:editing-duration>PT10H26M2S</meta:editing-duration>
    <meta:editing-cycles>108</meta:editing-cycles>
    <meta:generator>LibreOffice/4.2.5.2$Windows_x86 LibreOffice_project/61cb170a04bb1f12e77c884eab9192be736ec5f5</meta:generator>
    <meta:document-statistic meta:table-count="1" meta:cell-count="101" meta:object-count="0"/>
  </office:meta>
</office:document-meta>
</file>